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4" officeooo:paragraph-rsid="001d8010"/>
    </style:style>
    <style:style style:name="P2" style:family="paragraph" style:parent-style-name="Standard">
      <style:text-properties style:font-name="Dudu Cyryllic" officeooo:rsid="0018b6d5" officeooo:paragraph-rsid="001d8010"/>
    </style:style>
    <style:style style:name="P3" style:family="paragraph" style:parent-style-name="Standard">
      <style:text-properties officeooo:rsid="001a03ae" officeooo:paragraph-rsid="001d8010"/>
    </style:style>
    <style:style style:name="P4" style:family="paragraph" style:parent-style-name="Standard">
      <style:text-properties officeooo:rsid="001a67f5" officeooo:paragraph-rsid="001d8010"/>
    </style:style>
    <style:style style:name="P5" style:family="paragraph" style:parent-style-name="Standard">
      <style:text-properties officeooo:rsid="001bdb44" officeooo:paragraph-rsid="001d8010"/>
    </style:style>
    <style:style style:name="P6" style:family="paragraph" style:parent-style-name="Standard">
      <style:text-properties officeooo:rsid="001d33c6" officeooo:paragraph-rsid="001d8010"/>
    </style:style>
    <style:style style:name="P7" style:family="paragraph" style:parent-style-name="Standard">
      <style:text-properties officeooo:rsid="001e2956" officeooo:paragraph-rsid="001d8010"/>
    </style:style>
    <style:style style:name="T1" style:family="text">
      <style:text-properties officeooo:rsid="00f96c3f"/>
    </style:style>
    <style:style style:name="T2" style:family="text">
      <style:text-properties officeooo:rsid="001a67f5"/>
    </style:style>
    <style:style style:name="T3" style:family="text">
      <style:text-properties officeooo:rsid="011086dd"/>
    </style:style>
    <style:style style:name="T4" style:family="text">
      <style:text-properties officeooo:rsid="03083b08"/>
    </style:style>
    <style:style style:name="T5" style:family="text">
      <style:text-properties officeooo:rsid="001d33c6"/>
    </style:style>
    <style:style style:name="T6" style:family="text">
      <style:text-properties officeooo:rsid="01125aab"/>
    </style:style>
    <style:style style:name="T7" style:family="text">
      <style:text-properties officeooo:rsid="01108ab5"/>
    </style:style>
    <style:style style:name="T8" style:family="text">
      <style:text-properties officeooo:rsid="0115e1ee"/>
    </style:style>
    <style:style style:name="T9" style:family="text">
      <style:text-properties officeooo:rsid="00fa3e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Весной отец поменял место работы. </text:p>
      <text:p text:style-name="P3">Он перешёл из слесарей вагоно-ремонтного цеха КПВРЗ в девятнадцатый цех Конотопского электро-механического завода — КЭМЗ, он же завод «Красный Металлист», тоже слесарем.</text:p>
      <text:p text:style-name="P3">Зарплата <text:span text:style-name="T1">кэмзовского </text:span>слесаря чуть выше. Насколько выше я не знаю, никогда не вникал.</text:p>
      <text:p text:style-name="P3">В конце концов, зарабатывать — это забота родителей, а у меня своих дел по горло — КВН, Клуб, кружки, библиотека. Ну, и вода-керосин, конечно, а если надо сходить в Нежинский магазин, скажите Наташке, или Сашку пошлите.</text:p>
      <text:p text:style-name="P3">Помимо зарплаты, отец ещё подрабатывал ремонтом телевизоров, от которых даже мастера из телеателье отказывались.</text:p>
      <text:p text:style-name="P3">Раза два в месяц соберёт после работы свою пузатую <text:s/>дамскую сумку из зелёного кожзаменителя с тестером мультиметром, паяльником, запасом деталей и прочей оснасткой и уйдёт до поздней ночи.</text:p>
      <text:p text:style-name="P3">Потом приходит — <text:s/>подвеселелый, с троячкой заработка. На выговоры мамы — резонный ответ: «а ты меня поила?»</text:p>
      <text:p text:style-name="P3">Иногда процедура затягивалась на два вечера. </text:p>
      <text:p text:style-name="P3">В первый отец возвращался домой трезвым, без трёхрублёвки и без своей сумки — она оставлена у клиента до окончания ремонта.</text:p>
      <text:p text:style-name="P3">Особо сложные случаи привозили нам на хату.</text:p>
      <text:p text:style-name="P3">Отец ставил <text:span text:style-name="T2">сдохший телевизор на столе, под единственным окном комнаты, снимал с него коробку, <text:s/>что отправлялась на шифоньер, оставляя лишь нутро из электронной трубки и скелета панелей с электролампами.</text:span></text:p>
      <text:p text:style-name="P4">Он переворачивал его и так, и эдак, приговаривая:</text:p>
      <text:p text:style-name="P4">- Ну, чего ж ты хочешь-то? <text:span text:style-name="T1">А</text:span>? Родной?</text:p>
      <text:p text:style-name="P4">Среди ночи я просыпался от резкого шипенья — отец, при свете настольной лампы, добился, чтоб по экрану забегали полосы развёртки:</text:p>
      <text:p text:style-name="P4">- Так вот чего ты не стреляла? Не заряжена была!</text:p>
      <text:p text:style-name="P4">Потом мы пару дней смотрели отремонтированный телевизор — у <text:span text:style-name="T3">того</text:span> экран пошире, чем у нашего — пока не заберёт владелец, уж<text:span text:style-name="T3">е</text:span> было поставивший крест на своём телике.</text:p>
      <text:p text:style-name="P4">Всё-таки, не зря отец мой делал подшивки из журнала «Радио».</text:p>
      <text:p text:style-name="P4"/>
      <text:p text:style-name="P4">Мама тоже хотела поменять работу, но никак не получалось найти другую.</text:p>
      <text:p text:style-name="P4">Отец и ей помог устроиться в КЭМЗ. Отремонтировал безнадёжный телевизор начальнику отдела кадров, а когда тот заговорил о плате, отец сказал, что денег не хочет, а пусть примут на завод его жену.</text:p>
      <text:p text:style-name="P4">Отдел кадров ответил:</text:p>
      <text:p text:style-name="P4">- Приводи.</text:p>
      <text:p text:style-name="P4">Мама сперва не поверила — за полгода до этого тот же <text:span text:style-name="T1">самый </text:span>начальник наотрез говорил, что рабочих мест нет.</text:p>
      <text:p text:style-name="P4">Когда родители пришли вдвоём, начальник предложил маме пойти в прессовщицы: работа сдельная, зарплата от выработки — ниже ста рублей они не получают.</text:p>
      <text:p text:style-name="P4">Когда мама вышла в другую комнату писать заявление, начальник засмеялся и сказал отцу, что он её помнит, но тогда подумал, будто она беременная.</text:p>
      <text:p text:style-name="P4">Беременных на работу брать ему не позволяется — месяц поработает, а потом плати ей целый год декретные. Его за это по головке не погладят. </text:p>
      <text:p text:style-name="P4">А это оказывается у неё просто комплекция такая.</text:p>
      <text:p text:style-name="P4"/>
      <text:p text:style-name="P5">Так мама стала прессовщицей — засыпала спецпорошки в формы деталей и включала нагревательный пресс. </text:p>
      <text:p text:style-name="P5">Она работала в две смены; неделю в первую: с восьми до пяти; неделю во вторую: с пяти до полпервого <text:span text:style-name="T4">ночи </text:span>— перерыв укорóчен.</text:p>
      <text:p text:style-name="P5"><text:soft-page-break/>Летом от пресса адская жара, да и формы тяжёлые — пойди поворочай.</text:p>
      <text:p text:style-name="P5">После полуночи трамваи ходят очень редко — пока дождёшься, чтоб доехать от КЭМЗа до Переезда.</text:p>
      <text:p text:style-name="P5">Но самое страшное, когда приходится прессовать детали из стекловаты. Она пробивается сквозь рабочий халат, а потом — зуд по всему телу. Даже душ после работы не спасает.</text:p>
      <text:p text:style-name="P5">Зато в нашей хате и во дворе появилась масса всяческих коробочек и финтифлюшек из пластмассы разного цвета. </text:p>
      <text:p text:style-name="P5">Мама приносила с работы бракованные детали, которые не доварились в форме под прессом, или повреждены при вытаскивании.</text:p>
      <text:p text:style-name="P5">Вот тут уголок откололся — но какая модерновая получилась пепельниц<text:span text:style-name="T4">а</text:span>!</text:p>
      <text:p text:style-name="P5">И у Жульки симпатичная ребристая ванночка для питьевой воды.</text:p>
      <text:p text:style-name="P5">Всё потому, что продукция «Красного Металлиста» — это шахтное электрооборудование и всякие агрегаты и системы безопасности для горнодобывающей промышленности.</text:p>
      <text:p text:style-name="P5">- <text:span text:style-name="T5">Мама,- спросил я, должно быть под впечатлением от какого-то автора-нигилиста,- В чём у тебя смысл жизни? Ты зачем вообще живёшь?</text:span></text:p>
      <text:p text:style-name="P6">- Зачем?- ответила мама. - Чтобы увидеть как вы повырастаете, как счастливыми станете.</text:p>
      <text:p text:style-name="P6">Я заткнулся, потому что иногда у меня всё-таки хватает ума не умничать.</text:p>
      <text:p text:style-name="P6"/>
      <text:p text:style-name="P6">Перемены происходили не только у нас, но и во всей хате.</text:p>
      <text:p text:style-name="P6">Одна из сестёр-бабулек с Дузенкиной половины вернулась в своё село, а вторая переехала к своей дочке, где-то в пятиэтажках на Зеленчаке, чтобы сдавать свою часть хаты квартирантам.</text:p>
      <text:p text:style-name="P6">Туда въехала мать-одиночка Анна Саенко с дочерью Валентиной.</text:p>
      <text:p text:style-name="P6">Валентина на год старше меня, но с виду — наоборот — такая маленькая, рыжая, правда, с длинным носом.</text:p>
      <text:p text:style-name="P6">Вечерами она выходила поиграть с нами — моими младшими и мной — в карты на широкой скамейке под своим окном у крыльца. </text:p>
      <text:p text:style-name="P6">Очень даже удобная скамейка — можно опереться спиной на мазанную стену хаты в такой давней побелке, что не оставляет следов.</text:p>
      <text:p text:style-name="P6">Во время игры, пользуясь сумерками, я иногда прикасался плечом к плечу Валентины.</text:p>
      <text:p text:style-name="P6">Такое мягонькое. </text:p>
      <text:p text:style-name="P6">И всё начинало плыть...</text:p>
      <text:p text:style-name="P7">Она отстранялась, но иногда и не сразу, отчего пульс во мне учащался и жарчел.</text:p>
      <text:p text:style-name="P7">Но потом она перестала выходить. Наверно, я <text:span text:style-name="T6">слишком плотно</text:span> вжимался в её плечо.</text:p>
      <text:p text:style-name="P7"/>
      <text:p text:style-name="P7">Родители выкупили у Дузенкинового зятя один из их двух сараев — самый крайний, с односкатной крышей. Когда-то там был хлев обмазанный для тепла глиной в смеси с навозом.</text:p>
      <text:p text:style-name="P7">Отец поменял <text:span text:style-name="T7">на</text:span> нём крышу; вместо руберойда покрыл жестью, не новой, конечно, но всё же.</text:p>
      <text:p text:style-name="P7">Глядя как ловко он стучит киянкой, сшивая в замок листы жести, загибая на них гребешки, я удивлялся откуда он всё это умеет, и откуда у него инструменты на все случаи жизни. </text:p>
      <text:p text:style-name="P7">Хотя бы ножницы для резки жести, например. Ведь в магазинах ничего такого не прода<text:span text:style-name="T7">ют</text:span>.</text:p>
      <text:p text:style-name="P7">Вон и Чепа, если что-то нужно сразу сюда:</text:p>
      <text:p text:style-name="P7">- Дядь Коля, дайте дрель.</text:p>
      <text:p text:style-name="P7">- Дядь Коля, натфель надо.</text:p>
      <text:p text:style-name="P7"/>
      <text:p text:style-name="P7">В стене напротив двери отец вставил остеклённую раму с петлями, как на веранде.</text:p>
      <text:p text:style-name="P7">Проводку проложил из нашего сарая, они ведь через стенку.</text:p>
      <text:p text:style-name="P7">Дядя Толик у себя на работе выписал списанные ящики от запчастей, что <text:span text:style-name="T8">привозят </text:span>в <text:span text:style-name="T9">Р</text:span>ембаз<text:span text:style-name="T8">у</text:span> <text:span text:style-name="T8">для </text:span>ремонт<text:span text:style-name="T8">а</text:span> вертолёт<text:span text:style-name="T8">ов</text:span>. Получились щиты для пола.</text:p>
      <text:p text:style-name="P7">Теперь в маленьком сарае отцова мастерская с тисками и всем, что нужно. </text:p>
      <text:p text:style-name="P7"><text:soft-page-break/>А под той стеной, где скат крыши не <text:span text:style-name="T9">позволяет </text:span>распрямиться во весь рост, стоит дяди Толикина «<text:span text:style-name="T9">я</text:span>ва».</text:p>
      <text:p text:style-name="P7">Большой сарай попросторнел и под его двускатной крышей сложили <text:span text:style-name="T7">остатки </text:span>длинны<text:span text:style-name="T7">х</text:span> дос<text:span text:style-name="T7">ок</text:span> от разобранных ящиков.</text:p>
      <text:p text:style-name="P1">На доски положены дверные створки, что были в хате между кухней и комнатой, <text:s/><text:span text:style-name="T7">а теперь</text:span> сняты на лето. Закрывать их не получается — <text:span text:style-name="T9">в хате и так </text:span>дышать нечем, <text:span text:style-name="T7">зря только</text:span> место занимают.</text:p>
      <text:p text:style-name="P1">На створки постелен матрас и теперь это моя летняя дача.</text:p>
      <text:p text:style-name="P1">Постель получилась на высоте второй полки вагонного купе, но пошире. </text:p>
      <text:p text:style-name="P1">Рядом на стене отец закрепил раздвижную лампу в жестяном абажурчике — ночью читай сколько влезет.</text:p>
      <text:p text:style-name="P1">Ещё я забрал сюда маленький приёмник «Меридиан». Его отдал отцу кто-то из клиентов в благодарность за ремонт телевизора. <text:s/></text:p>
      <text:p text:style-name="P1">Приёмник, конечно, совсем не работал, но за пару недель отец достал нужные детали и теперь у меня дача — лучше не бывает.</text:p>
      <text:p text:style-name="P1">Хочешь — читай, хочешь — радио слушай. И главное никто не скажет «свет туши», или «да выключи ты уже эту шарманку!»</text:p>
      <text:p text:style-name="P1">Лежу тут один, конус света на раскрытой книге. </text:p>
      <text:p text:style-name="P1">Только собаки на огородах лают. Одна начнёт, другая продолж<text:span text:style-name="T4">ае</text:span>т. Наш Жулька в их перекличке почти не участвует — старый уже.</text:p>
      <text:p text:style-name="P1">Вот интересно что <text:span text:style-name="T4">получится,</text:span> если сложить вместе весь собачий лай, пусть даже который не слышишь? </text:p>
      <text:p text:style-name="P1">Например, у нас на Посёлке затихли, а в Подлипном завелись лаять, и так далее — в соседних областях и странах. Наверно получится, что на Земле никогда не смолкает собачий лай. </text:p>
      <text:p text:style-name="P1">Тоже мне, планета людей называ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32:29.422306760</meta:creation-date>
    <dc:date>2017-03-01T16:32:38.497214267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75" meta:word-count="1153" meta:character-count="7369" meta:non-whitespace-character-count="6240"/>
    <meta:generator>LibreOffice/4.3.3.2$Linux_x86 LibreOffice_project/430m0$Build-2</meta:generator>
  </office:meta>
</office:document-meta>
</file>